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F000000E080FAB9228CF2C08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056in" fo:margin-left="0in" table:align="left"/>
    </style:style>
    <style:style style:name="Table2.A" style:family="table-column">
      <style:table-column-properties style:column-width="1.1271in"/>
    </style:style>
    <style:style style:name="Table2.B" style:family="table-column">
      <style:table-column-properties style:column-width="2.5736in"/>
    </style:style>
    <style:style style:name="Table2.C" style:family="table-column">
      <style:table-column-properties style:column-width="1.1097in"/>
    </style:style>
    <style:style style:name="Table2.D" style:family="table-column">
      <style:table-column-properties style:column-width="2.5951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8125in" fo:margin-left="-0.2153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5653in"/>
    </style:style>
    <style:style style:name="Table1.C" style:family="table-column">
      <style:table-column-properties style:column-width="1.0569in"/>
    </style:style>
    <style:style style:name="Table1.D" style:family="table-column">
      <style:table-column-properties style:column-width="1.1903in"/>
    </style:style>
    <style:style style:name="Table1.F" style:family="table-column">
      <style:table-column-properties style:column-width="0.5583in"/>
    </style:style>
    <style:style style:name="Table1.G" style:family="table-column">
      <style:table-column-properties style:column-width="0.4986in"/>
    </style:style>
    <style:style style:name="Table1.H" style:family="table-column">
      <style:table-column-properties style:column-width="0.4389in"/>
    </style:style>
    <style:style style:name="Table1.I" style:family="table-column">
      <style:table-column-properties style:column-width="0.3792in"/>
    </style:style>
    <style:style style:name="Table1.J" style:family="table-column">
      <style:table-column-properties style:column-width="0.81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 fo:font-size="6pt" fo:font-weight="bold" officeooo:rsid="01a518d1" officeooo:paragraph-rsid="01b5243c" style:font-size-asian="6pt" style:font-weight-asian="bold" style:font-size-complex="6pt" style:font-weight-complex="bold"/>
    </style:style>
    <style:style style:name="P2" style:family="paragraph" style:parent-style-name="Standard">
      <style:text-properties fo:color="#2a6099" loext:opacity="100%" style:font-name="Cambria" fo:font-size="15pt" fo:font-weight="bold" officeooo:rsid="01dd4983" officeooo:paragraph-rsid="01dd4983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2a6099" loext:opacity="100%" style:font-name="Cambria" fo:font-size="11pt" fo:font-weight="bold" officeooo:rsid="01dd4983" officeooo:paragraph-rsid="01dd4983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2a6099" loext:opacity="100%" style:font-name="Cambria" fo:font-size="12pt" fo:font-weight="bold" officeooo:rsid="01dd4983" officeooo:paragraph-rsid="01dd4983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Cambria" fo:font-size="9pt" style:font-size-asian="9pt" style:font-size-complex="9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18d976d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be3e12"/>
    </style:style>
    <style:style style:name="P8" style:family="paragraph" style:parent-style-name="Standard">
      <style:paragraph-properties style:shadow="none">
        <style:tab-stops/>
      </style:paragraph-properties>
      <style:text-properties style:font-name="Times New Roman" fo:font-size="6pt" fo:font-weight="normal" officeooo:rsid="01a518d1" officeooo:paragraph-rsid="01ba803e" style:font-size-asian="6pt" style:font-weight-asian="normal" style:font-size-complex="6pt" style:font-weight-complex="normal"/>
    </style:style>
    <style:style style:name="P9" style:family="paragraph" style:parent-style-name="Standard">
      <style:paragraph-properties style:shadow="none">
        <style:tab-stops/>
      </style:paragraph-properties>
      <style:text-properties style:font-name="Cambria" fo:font-size="9pt" fo:font-weight="bold" officeooo:rsid="01b6d49f" officeooo:paragraph-rsid="01c8cfdc" style:font-size-asian="9pt" style:font-weight-asian="bold" style:font-size-complex="9pt" style:font-weight-complex="bold"/>
    </style:style>
    <style:style style:name="P10" style:family="paragraph" style:parent-style-name="Standard">
      <style:paragraph-properties style:shadow="none">
        <style:tab-stops/>
      </style:paragraph-properties>
      <style:text-properties style:font-name="Cambria" fo:font-size="9pt" fo:font-weight="bold" officeooo:rsid="01b76aa9" officeooo:paragraph-rsid="01c8cfdc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shadow="none">
        <style:tab-stops/>
      </style:paragraph-properties>
      <style:text-properties style:font-name="Cambria" fo:font-size="9pt" officeooo:paragraph-rsid="01c8cfdc" style:font-size-asian="9pt" style:font-size-complex="9pt"/>
    </style:style>
    <style:style style:name="P12" style:family="paragraph" style:parent-style-name="Standard">
      <style:paragraph-properties style:shadow="none">
        <style:tab-stops/>
      </style:paragraph-properties>
      <style:text-properties style:font-name="Cambria" fo:font-size="9pt" officeooo:rsid="01c8cfdc" officeooo:paragraph-rsid="01c8cfdc" style:font-size-asian="9pt" style:font-size-complex="9pt"/>
    </style:style>
    <style:style style:name="P13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b6d49f" officeooo:paragraph-rsid="01c8cfdc" style:font-size-asian="9pt" style:font-weight-asian="normal" style:font-size-complex="9pt" style:font-weight-complex="normal"/>
    </style:style>
    <style:style style:name="P14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a518d1" officeooo:paragraph-rsid="01c8cfdc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b76aa9" officeooo:paragraph-rsid="01c8cfdc" style:font-size-asian="9pt" style:font-weight-asian="normal" style:font-size-complex="9pt" style:font-weight-complex="normal"/>
    </style:style>
    <style:style style:name="P16" style:family="paragraph" style:parent-style-name="Standard">
      <style:paragraph-properties style:shadow="none">
        <style:tab-stops/>
      </style:paragraph-properties>
      <style:text-properties style:text-position="sub 58%" fo:font-size="12pt" fo:font-weight="bold" officeooo:rsid="01e850b4" officeooo:paragraph-rsid="01ee6b7f" style:font-size-asian="12pt" style:font-weight-asian="bold" style:font-size-complex="12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 style:shadow="none">
        <style:tab-stops/>
      </style:paragraph-properties>
      <style:text-properties style:font-name="Cambria" fo:font-size="12pt" fo:font-weight="bold" officeooo:rsid="01ba803e" officeooo:paragraph-rsid="01c8cfdc" style:font-size-asian="12pt" style:font-weight-asian="bold" style:font-size-complex="12pt" style:font-weight-complex="bold"/>
    </style:style>
    <style:style style:name="P18" style:family="paragraph" style:parent-style-name="Table_20_Contents">
      <loext:graphic-properties draw:fill="none"/>
      <style:paragraph-properties fo:margin-left="-0.3118in" fo:margin-right="0in" fo:text-align="center" style:justify-single-word="false" fo:text-indent="0in" style:auto-text-indent="false" fo:background-color="transparent" text:number-lines="false" text:line-number="0"/>
      <style:text-properties style:font-name="Cambria" fo:font-size="7pt" fo:font-weight="bold" officeooo:rsid="01ba803e" officeooo:paragraph-rsid="01ba803e" style:font-size-asian="7pt" style:font-weight-asian="bold" style:font-size-complex="7pt" style:font-weight-complex="bold"/>
    </style:style>
    <style:style style:name="P19" style:family="paragraph" style:parent-style-name="Table_20_Contents">
      <loext:graphic-properties draw:fill="none"/>
      <style:paragraph-properties fo:margin-left="-0.3118in" fo:margin-right="0in" fo:text-align="center" style:justify-single-word="false" fo:text-indent="0in" style:auto-text-indent="false" fo:background-color="transparent" text:number-lines="false" text:line-number="0"/>
      <style:text-properties style:font-name="Cambria" fo:font-size="7pt" fo:font-weight="bold" officeooo:rsid="01e2434b" officeooo:paragraph-rsid="01e2434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mbria" fo:font-size="7pt" fo:font-weight="bold" officeooo:rsid="01ba803e" officeooo:paragraph-rsid="01ba803e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mbria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mbria" fo:font-size="7pt" fo:font-weight="bold" officeooo:rsid="01cfdadb" officeooo:paragraph-rsid="01cfdadb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mbria" fo:font-size="7pt" fo:font-weight="bold" officeooo:rsid="01bc628b" officeooo:paragraph-rsid="01bc628b" style:font-size-asian="7pt" style:font-weight-asian="bold" style:font-size-complex="7pt" style:font-weight-complex="bold"/>
    </style:style>
    <style:style style:name="P24" style:family="paragraph" style:parent-style-name="Table_20_Contents">
      <style:text-properties style:font-name="Cambria" fo:font-size="6pt" style:font-size-asian="6pt" style:font-size-complex="6pt"/>
    </style:style>
    <style:style style:name="P25" style:family="paragraph" style:parent-style-name="Table_20_Contents">
      <style:text-properties style:font-name="Cambria" fo:font-size="6pt" officeooo:rsid="01c7a62a" officeooo:paragraph-rsid="01c7a62a" style:font-size-asian="6pt" style:font-size-complex="6pt"/>
    </style:style>
    <style:style style:name="P26" style:family="paragraph" style:parent-style-name="Table_20_Contents">
      <style:text-properties style:font-name="Cambria" fo:font-size="6pt" officeooo:rsid="01ce0bdf" officeooo:paragraph-rsid="01ce0bdf" style:font-size-asian="6pt" style:font-size-complex="6pt"/>
    </style:style>
    <style:style style:name="P27" style:family="paragraph" style:parent-style-name="Table_20_Contents">
      <style:text-properties style:font-name="Cambria" fo:font-size="6pt" officeooo:rsid="01cfdadb" officeooo:paragraph-rsid="01cfdadb" style:font-size-asian="6pt" style:font-size-complex="6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d976d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officeooo:paragraph-rsid="01ef3678"/>
    </style:style>
    <style:style style:name="P31" style:family="paragraph" style:parent-style-name="Table_20_Contents">
      <style:paragraph-properties fo:text-align="start" style:justify-single-word="false"/>
      <style:text-properties officeooo:paragraph-rsid="01efc5c6"/>
    </style:style>
    <style:style style:name="P32" style:family="paragraph" style:parent-style-name="Table_20_Contents">
      <style:paragraph-properties fo:text-align="start" style:justify-single-word="false"/>
      <style:text-properties officeooo:paragraph-rsid="01f1a5a8"/>
    </style:style>
    <style:style style:name="P33" style:family="paragraph" style:parent-style-name="Table_20_Contents">
      <style:paragraph-properties fo:text-align="start" style:justify-single-word="false"/>
      <style:text-properties officeooo:paragraph-rsid="01f27ec8"/>
    </style:style>
    <style:style style:name="P34" style:family="paragraph" style:parent-style-name="Table_20_Contents">
      <style:paragraph-properties fo:text-align="start" style:justify-single-word="false"/>
      <style:text-properties officeooo:paragraph-rsid="01fc8a82"/>
    </style:style>
    <style:style style:name="P35" style:family="paragraph" style:parent-style-name="Table_20_Contents">
      <style:paragraph-properties fo:text-align="start" style:justify-single-word="false"/>
      <style:text-properties officeooo:rsid="01ef3678" officeooo:paragraph-rsid="01ef3678"/>
    </style:style>
    <style:style style:name="P36" style:family="paragraph" style:parent-style-name="Table_20_Contents">
      <style:paragraph-properties fo:text-align="start" style:justify-single-word="false"/>
      <style:text-properties officeooo:rsid="01f27ec8" officeooo:paragraph-rsid="01f27ec8"/>
    </style:style>
    <style:style style:name="P37" style:family="paragraph" style:parent-style-name="Table_20_Contents">
      <style:paragraph-properties fo:text-align="start" style:justify-single-word="false"/>
      <style:text-properties style:font-name="Cambria" fo:font-size="6pt" officeooo:rsid="01efc5c6" officeooo:paragraph-rsid="01efc5c6" style:font-size-asian="6pt" style:font-size-complex="6pt"/>
    </style:style>
    <style:style style:name="P38" style:family="paragraph" style:parent-style-name="Table_20_Contents">
      <style:paragraph-properties fo:text-align="start" style:justify-single-word="false"/>
      <style:text-properties style:font-name="Cambria" fo:font-size="6pt" officeooo:rsid="01f1a5a8" officeooo:paragraph-rsid="01f1a5a8" style:font-size-asian="6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Cambria" fo:font-size="6pt" officeooo:rsid="01f27ec8" officeooo:paragraph-rsid="01f27ec8" style:font-size-asian="6pt" style:font-size-complex="6pt"/>
    </style:style>
    <style:style style:name="P40" style:family="paragraph" style:parent-style-name="Table_20_Contents">
      <style:paragraph-properties fo:text-align="start" style:justify-single-word="false"/>
      <style:text-properties style:font-name="Cambria" fo:font-size="6pt" officeooo:rsid="01f27ec8" officeooo:paragraph-rsid="01fc8a82" style:font-size-asian="6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style:font-name="Cambria" fo:font-size="6pt" officeooo:rsid="01fc8a82" officeooo:paragraph-rsid="01fc8a82" style:font-size-asian="6pt" style:font-size-complex="6pt"/>
    </style:style>
    <style:style style:name="T1" style:family="text">
      <style:text-properties officeooo:rsid="01ba803e"/>
    </style:style>
    <style:style style:name="T2" style:family="text">
      <style:text-properties style:font-name="Cambria" fo:font-size="18pt" fo:font-weight="bold" officeooo:rsid="01a518d1" style:font-size-asian="18pt" style:font-weight-asian="bold" style:font-size-complex="18pt" style:font-weight-complex="bold"/>
    </style:style>
    <style:style style:name="T3" style:family="text">
      <style:text-properties style:font-name="Cambria" fo:font-size="6pt" fo:font-weight="bold" officeooo:rsid="01a518d1" style:font-size-asian="6pt" style:font-weight-asian="bold" style:font-size-complex="6pt" style:font-weight-complex="bold"/>
    </style:style>
    <style:style style:name="T4" style:family="text">
      <style:text-properties style:font-name="Cambria" fo:font-size="6pt" style:font-size-asian="6pt" style:font-size-complex="6pt"/>
    </style:style>
    <style:style style:name="T5" style:family="text">
      <style:text-properties style:font-name="Cambria" fo:font-size="6pt" officeooo:rsid="01c6e850" style:font-size-asian="6pt" style:font-size-complex="6pt"/>
    </style:style>
    <style:style style:name="T6" style:family="text">
      <style:text-properties style:font-name="Cambria" fo:font-size="6pt" officeooo:rsid="01ef3678" style:font-size-asian="6pt" style:font-size-complex="6pt"/>
    </style:style>
    <style:style style:name="T7" style:family="text">
      <style:text-properties style:font-name="Cambria" fo:font-size="6pt" officeooo:rsid="02004c1d" style:font-size-asian="6pt" style:font-size-complex="6pt"/>
    </style:style>
    <style:style style:name="T8" style:family="text">
      <style:text-properties fo:font-weight="normal" officeooo:rsid="01a518d1" style:font-weight-asian="normal" style:font-weight-complex="normal"/>
    </style:style>
    <style:style style:name="T9" style:family="text">
      <style:text-properties fo:font-weight="bold" officeooo:rsid="01b6d49f" style:font-weight-asian="bold" style:font-weight-complex="bold"/>
    </style:style>
    <style:style style:name="T10" style:family="text">
      <style:text-properties fo:font-weight="bold" officeooo:rsid="01a518d1" style:font-weight-asian="bold" style:font-weight-complex="bold"/>
    </style:style>
    <style:style style:name="T11" style:family="text">
      <style:text-properties fo:font-weight="bold" officeooo:rsid="01ba803e" style:font-weight-asian="bold" style:font-weight-complex="bold"/>
    </style:style>
    <style:style style:name="T12" style:family="text">
      <style:text-properties fo:font-weight="bold" officeooo:rsid="01bec3e0" style:font-weight-asian="bold" style:font-weight-complex="bold"/>
    </style:style>
    <style:style style:name="T13" style:family="text">
      <style:text-properties officeooo:rsid="01e8ccba"/>
    </style:style>
    <style:style style:name="T14" style:family="text">
      <style:text-properties officeooo:rsid="01efc5c6"/>
    </style:style>
    <style:style style:name="T15" style:family="text">
      <style:text-properties officeooo:rsid="01f1a5a8"/>
    </style:style>
    <style:style style:name="T16" style:family="text">
      <style:text-properties officeooo:rsid="01f27ec8"/>
    </style:style>
    <style:style style:name="T17" style:family="text">
      <style:text-properties fo:font-size="6pt" officeooo:rsid="01efc5c6" style:font-size-asian="6pt" style:font-size-complex="6pt"/>
    </style:style>
    <style:style style:name="T18" style:family="text">
      <style:text-properties fo:font-size="6pt" officeooo:rsid="01f1a5a8" style:font-size-asian="6pt" style:font-size-complex="6pt"/>
    </style:style>
    <style:style style:name="T19" style:family="text">
      <style:text-properties fo:font-size="6pt" officeooo:rsid="01f27ec8" style:font-size-asian="6pt" style:font-size-complex="6pt"/>
    </style:style>
    <style:style style:name="T20" style:family="text">
      <style:text-properties fo:font-size="6pt" officeooo:rsid="01fbda51" style:font-size-asian="6pt" style:font-size-complex="6pt"/>
    </style:style>
    <style:style style:name="T21" style:family="text">
      <style:text-properties fo:font-size="6pt" officeooo:rsid="01fc8a82" style:font-size-asian="6pt" style:font-size-complex="6pt"/>
    </style:style>
    <style:style style:name="T22" style:family="text">
      <style:text-properties fo:font-size="6pt" officeooo:rsid="01ffdfb4" style:font-size-asian="6pt" style:font-size-complex="6pt"/>
    </style:style>
    <style:style style:name="T23" style:family="text">
      <style:text-properties fo:font-size="6pt" officeooo:rsid="02004c1d" style:font-size-asian="6pt" style:font-size-complex="6pt"/>
    </style:style>
    <style:style style:name="T24" style:family="text">
      <style:text-properties officeooo:rsid="01fc8a82"/>
    </style:style>
    <style:style style:name="T25" style:family="text">
      <style:text-properties style:font-name="Cambria" fo:font-size="6pt" officeooo:rsid="01ffde0c" style:font-size-asian="6pt" style:font-size-complex="6pt"/>
    </style:style>
    <style:style style:name="T26" style:family="text">
      <style:text-properties style:font-name="Cambria" fo:font-size="6pt" officeooo:rsid="01f27ec8" style:font-size-asian="6pt" style:font-size-complex="6pt"/>
    </style:style>
    <style:style style:name="T27" style:family="text">
      <style:text-properties officeooo:rsid="01ffdf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.employee_id.name" text:name="py3o.obj.employee_id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invoice number" text:name="py3o.obj.name"/>
        <text:user-field-decl office:value-type="string" office:string-value="partner_id.x_cheq_to" text:name="py3o.obj.partner_id.x_cheq_to"/>
        <text:user-field-decl office:value-type="string" office:string-value="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obj.data1" text:name="py3o.obj.data1"/>
        <text:user-field-decl office:value-type="string" office:string-value="data1" text:name="py3o.data1"/>
        <text:user-field-decl office:value-type="string" office:string-value="Invoice address Line" text:name="py3o.date_from"/>
        <text:user-field-decl office:value-type="string" office:string-value="py3o.obj.date_from" text:name="py3o.obj.date_from"/>
        <text:user-field-decl office:value-type="string" office:string-value="obj" text:name="py3o.obj"/>
        <text:user-field-decl office:value-type="string" office:string-value="data" text:name="py3o.data"/>
        <text:user-field-decl office:value-type="string" office:string-value="Commercial Partner Ref" text:name="py3o.forms"/>
        <text:user-field-decl office:value-type="string" office:string-value="Invoice address Line" text:name="py3o.obj.data1.forms"/>
        <text:user-field-decl office:value-type="string" office:string-value="Invoice address Line" text:name="py3o.obj.data1.form"/>
        <text:user-field-decl office:value-type="string" office:string-value="line.x_checkout" text:name="py3o.line.x_checkout"/>
        <text:user-field-decl office:value-type="string" office:string-value="obj.employee_id.device_id" text:name="py3o.obj.employee_id.device_id"/>
        <text:user-field-decl office:value-type="string" office:string-value="obj.employee_id.department_id.name" text:name="py3o.obj.employee_id.department_id"/>
        <text:user-field-decl office:value-type="string" office:string-value="obj.employee_id.job_id.name" text:name="py3o.obj.employee_id.job_id"/>
        <text:user-field-decl office:value-type="string" office:string-value="line.x_date" text:name="py3o.line.x_date"/>
        <text:user-field-decl office:value-type="string" office:string-value="py3o.obj.employee_id.resource_calendar_id" text:name="py3o.obj.employee_id.resource_calendar_id"/>
        <text:user-field-decl office:value-type="string" office:string-value="obj.employee_id.department_id.name" text:name="py3o.obj.employee_id.department_id.name"/>
        <text:user-field-decl office:value-type="string" office:string-value="obj.employee_id.job_id.name" text:name="py3o.obj.employee_id.job_id.name"/>
        <text:user-field-decl office:value-type="string" office:string-value="py3o.obj.employee_id.resource_calendar_id" text:name="py3o.obj.employee_id.resource_calendar_id.name"/>
        <text:user-field-decl office:value-type="string" office:string-value="line.x_checkin" text:name="py3o.line.x_checkin"/>
        <text:user-field-decl office:value-type="string" office:string-value="line.x_worked_hours" text:name="py3o."/>
        <text:user-field-decl office:value-type="string" office:string-value="line.x_overtime" text:name="py3o.line.x_overtime"/>
        <text:user-field-decl office:value-type="string" office:string-value="line.x_shift" text:name="py3o.line.x_shift"/>
        <text:user-field-decl office:value-type="string" office:string-value="line.x_latein" text:name="py3o.line.x_latein"/>
        <text:user-field-decl office:value-type="string" office:string-value="line.x_earlyout" text:name="py3o.line.x_earlyout"/>
        <text:user-field-decl office:value-type="string" office:string-value="line.x_leavetpye" text:name="py3o.line.x_leavetpye"/>
        <text:user-field-decl office:value-type="string" office:string-value="line.x_status" text:name="py3o.line.x_status"/>
        <text:user-field-decl office:value-type="string" office:string-value="line.x_leavetype" text:name="py3o.line.x_leavetype"/>
        <text:user-field-decl office:value-type="float" office:value="0" text:name="py3o.line.x_worked_hours"/>
        <text:user-field-decl office:value-type="string" office:string-value="line.x_workedhours" text:name="py3o.line.x_workedhours"/>
        <text:user-field-decl office:value-type="string" office:string-value="line.x_dayname" text:name="py3o.line.x_day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text:span text:style-name="T2"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674632363936">
          <table:table-cell table:style-name="Table2.A1" office:value-type="string">
            <text:p text:style-name="P9">Emplyee:</text:p>
          </table:table-cell>
          <table:table-cell table:style-name="Table2.A1" office:value-type="string">
            <text:p text:style-name="P11"><text:span text:style-name="T8"><text:user-field-get text:name="py3o.obj.employee_id.name">obj.employee_id.name</text:user-field-get></text:span><text:span text:style-name="T8"><text:s text:c="3"/></text:span></text:p>
          </table:table-cell>
          <table:table-cell table:style-name="Table2.A1" office:value-type="string">
            <text:p text:style-name="P9">Code :</text:p>
          </table:table-cell>
          <table:table-cell table:style-name="Table2.A1" office:value-type="string">
            <text:p text:style-name="P13"><text:user-field-get text:name="py3o.obj.employee_id.device_id">obj.employee_id.device_id</text:user-field-get></text:p>
          </table:table-cell>
        </table:table-row>
        <table:table-row table:style-name="TableLine2674632372368">
          <table:table-cell table:style-name="Table2.A1" office:value-type="string">
            <text:p text:style-name="P11"><text:span text:style-name="T9">Department :</text:span><text:span text:style-name="T8"><text:tab/></text:span></text:p>
          </table:table-cell>
          <table:table-cell table:style-name="Table2.A1" office:value-type="string">
            <text:p text:style-name="P14"><text:user-field-get text:name="py3o.obj.employee_id.department_id.name">obj.employee_id.department_id.name</text:user-field-get></text:p>
          </table:table-cell>
          <table:table-cell table:style-name="Table2.A1" office:value-type="string">
            <text:p text:style-name="P10">Job Position :</text:p>
          </table:table-cell>
          <table:table-cell table:style-name="Table2.A1" office:value-type="string">
            <text:p text:style-name="P15"><text:user-field-get text:name="py3o.obj.employee_id.job_id.name">obj.employee_id.job_id.name</text:user-field-get></text:p>
          </table:table-cell>
        </table:table-row>
        <table:table-row table:style-name="TableLine2674632367472">
          <table:table-cell table:style-name="Table2.A1" office:value-type="string">
            <text:p text:style-name="P12"><text:span text:style-name="T10">S</text:span><text:span text:style-name="T11">hift </text:span><text:span text:style-name="T12">Timing</text:span><text:span text:style-name="T11">:</text:span></text:p>
          </table:table-cell>
          <table:table-cell table:style-name="Table2.A1" office:value-type="string">
            <text:p text:style-name="P5"><text:user-field-get text:name="py3o.obj.employee_id.resource_calendar_id.name">py3o.obj.employee_id.resource_calendar_id</text:user-field-get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17"><text:tab/><text:tab/><text:tab/><text:tab/><text:tab/> <text:s text:c="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G"/>
        <table:table-row table:style-name="TableLine2674632361216">
          <table:table-cell table:style-name="Table1.A1" office:value-type="string">
            <text:p text:style-name="P18">Date</text:p>
          </table:table-cell>
          <table:table-cell table:style-name="Table1.A1" office:value-type="string">
            <text:p text:style-name="P19"><text:s text:c="11"/>Day</text:p>
          </table:table-cell>
          <table:table-cell table:style-name="Table1.A1" office:value-type="string">
            <text:p text:style-name="P21">C<text:span text:style-name="T1">heck IN</text:span></text:p>
          </table:table-cell>
          <table:table-cell table:style-name="Table1.A1" office:value-type="string">
            <text:p text:style-name="P20">Check Out</text:p>
          </table:table-cell>
          <table:table-cell table:style-name="Table1.A1" office:value-type="string">
            <text:p text:style-name="P22">Shift</text:p>
          </table:table-cell>
          <table:table-cell table:style-name="Table1.A1" office:value-type="string">
            <text:p text:style-name="P23">Overtime</text:p>
          </table:table-cell>
          <table:table-cell table:style-name="Table1.A1" office:value-type="string">
            <text:p text:style-name="P22">W. Hours</text:p>
          </table:table-cell>
          <table:table-cell table:style-name="Table1.A1" office:value-type="string">
            <text:p text:style-name="P23">Late IN</text:p>
          </table:table-cell>
          <table:table-cell table:style-name="Table1.A1" office:value-type="string">
            <text:p text:style-name="P23">Early Out</text:p>
          </table:table-cell>
          <table:table-cell table:style-name="Table1.A1" office:value-type="string">
            <text:p text:style-name="P23">Leave </text:p>
          </table:table-cell>
          <table:table-cell table:style-name="Table1.K1" office:value-type="string">
            <text:p text:style-name="P23">Status</text:p>
          </table:table-cell>
        </table:table-row>
        <table:table-row table:style-name="TableLine2674632361488">
          <table:table-cell table:style-name="Table1.A2" table:number-columns-spanned="11" office:value-type="string">
            <text:p text:style-name="P7"><text:a xlink:type="simple" xlink:href="py3o://for=%22line%20in%20obj.attendance_list%22" text:style-name="Internet_20_link" text:visited-style-name="Visited_20_Internet_20_Link"><text:span text:style-name="T3">for="line in obj.attendance_lis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74632364208">
          <table:table-cell table:style-name="Table1.A3" office:value-type="string">
            <text:p text:style-name="P25"><text:user-field-get text:name="py3o.line.x_date">line.x_date</text:user-field-get></text:p>
          </table:table-cell>
          <table:table-cell table:style-name="Table1.A3" office:value-type="string">
            <text:p text:style-name="P25"><text:user-field-get text:name="py3o.line.x_dayname">line.x_dayname</text:user-field-get></text:p>
          </table:table-cell>
          <table:table-cell table:style-name="Table1.A3" office:value-type="string">
            <text:p text:style-name="P24"><text:user-field-get text:name="py3o.line.x_checkin">line.x_checkin</text:user-field-get></text:p>
          </table:table-cell>
          <table:table-cell table:style-name="Table1.A3" office:value-type="string">
            <text:p text:style-name="P26"><text:user-field-get text:name="py3o.line.x_checkout">line.x_checkout</text:user-field-get></text:p>
          </table:table-cell>
          <table:table-cell table:style-name="Table1.A3" office:value-type="string">
            <text:p text:style-name="P27"><text:user-field-get text:name="py3o.line.x_shift">line.x_shift</text:user-field-get></text:p>
          </table:table-cell>
          <table:table-cell table:style-name="Table1.A3" office:value-type="string">
            <text:p text:style-name="P24"><text:user-field-get text:name="py3o.line.x_overtime">line.x_overtime</text:user-field-get><text:s/></text:p>
          </table:table-cell>
          <table:table-cell table:style-name="Table1.A3" office:value-type="string">
            <text:p text:style-name="P24"><text:user-field-get text:name="py3o.line.x_workedhours">line.x_workedhours</text:user-field-get></text:p>
          </table:table-cell>
          <table:table-cell table:style-name="Table1.A3" office:value-type="string">
            <text:p text:style-name="P24"><text:user-field-get text:name="py3o.line.x_latein">line.x_latein</text:user-field-get></text:p>
          </table:table-cell>
          <table:table-cell table:style-name="Table1.A3" office:value-type="string">
            <text:p text:style-name="P24"><text:user-field-get text:name="py3o.line.x_earlyout">line.x_earlyout</text:user-field-get></text:p>
          </table:table-cell>
          <table:table-cell table:style-name="Table1.A3" office:value-type="string">
            <text:p text:style-name="P24"><text:user-field-get text:name="py3o.line.x_leavetype">line.x_leavetype</text:user-field-get></text:p>
          </table:table-cell>
          <table:table-cell table:style-name="Table1.A2" office:value-type="string">
            <text:p text:style-name="P29"><text:a xlink:type="simple" xlink:href="py3o://if=%22line.x_status=='0'%22" text:style-name="Internet_20_link" text:visited-style-name="Visited_20_Internet_20_Link"><text:span text:style-name="T7">if="line.x_status=='0'"</text:span></text:a></text:p>
            <text:p text:style-name="P35"><text:span text:style-name="T4">Absent</text:span></text:p>
            <text:p text:style-name="P30"><text:a xlink:type="simple" xlink:href="py3o:///if" text:style-name="Internet_20_link" text:visited-style-name="Visited_20_Internet_20_Link"><text:span text:style-name="T6">/if</text:span></text:a></text:p>
            <text:p text:style-name="P30"><text:a xlink:type="simple" xlink:href="py3o://if=%22line.x_status=='1'%22" text:style-name="Internet_20_link" text:visited-style-name="Visited_20_Internet_20_Link"><text:span text:style-name="T23">if="line.x_status=='1'"</text:span></text:a></text:p>
            <text:p text:style-name="P37">Pr<text:span text:style-name="T15">e</text:span>sent</text:p>
            <text:p text:style-name="P31"><text:a xlink:type="simple" xlink:href="py3o:///if" text:style-name="Internet_20_link" text:visited-style-name="Visited_20_Internet_20_Link"><text:span text:style-name="T17">/if</text:span></text:a></text:p>
            <text:p text:style-name="P31"><text:a xlink:type="simple" xlink:href="py3o://if=%22line.x_status=='2'%22" text:style-name="Internet_20_link" text:visited-style-name="Visited_20_Internet_20_Link"><text:span text:style-name="T23">if="line.x_status=='2'"</text:span></text:a></text:p>
            <text:p text:style-name="P38">Late In</text:p>
            <text:p text:style-name="P32"><text:a xlink:type="simple" xlink:href="py3o:///if" text:style-name="Internet_20_link" text:visited-style-name="Visited_20_Internet_20_Link"><text:span text:style-name="T18">/if</text:span></text:a></text:p>
            <text:p text:style-name="P32"><text:a xlink:type="simple" xlink:href="py3o://if=%22line.x_status=='3'%22" text:style-name="Internet_20_link" text:visited-style-name="Visited_20_Internet_20_Link"><text:span text:style-name="T23">if="line.x_status=='3'"</text:span></text:a></text:p>
            <text:p text:style-name="P38">Early Out</text:p>
            <text:p text:style-name="P32"><text:a xlink:type="simple" xlink:href="py3o:///if" text:style-name="Internet_20_link" text:visited-style-name="Visited_20_Internet_20_Link"><text:span text:style-name="T18">/if</text:span></text:a></text:p>
            <text:p text:style-name="P32"><text:a xlink:type="simple" xlink:href="py3o://if=%22line.x_status=='4'%22" text:style-name="Internet_20_link" text:visited-style-name="Visited_20_Internet_20_Link"><text:span text:style-name="T23">if="line.x_status=='4'"</text:span></text:a></text:p>
            <text:p text:style-name="P38">Half Day</text:p>
            <text:p text:style-name="P32"><text:a xlink:type="simple" xlink:href="py3o:///if" text:style-name="Internet_20_link" text:visited-style-name="Visited_20_Internet_20_Link"><text:span text:style-name="T18">/if</text:span></text:a></text:p>
            <text:p text:style-name="P32"><text:a xlink:type="simple" xlink:href="py3o://if=%22line.x_status=='5'%22" text:style-name="Internet_20_link" text:visited-style-name="Visited_20_Internet_20_Link"><text:span text:style-name="T23">if="line.x_status=='5'"</text:span></text:a></text:p>
            <text:p text:style-name="P40">H. Day Leave</text:p>
            <text:p text:style-name="P34"><text:a xlink:type="simple" xlink:href="py3o:///if" text:style-name="Internet_20_link" text:visited-style-name="Visited_20_Internet_20_Link"><text:span text:style-name="T19">/if</text:span></text:a></text:p>
            <text:p text:style-name="P32"><text:a xlink:type="simple" xlink:href="py3o://if=%22line.x_status=='5.1'%22" text:style-name="Internet_20_link" text:visited-style-name="Visited_20_Internet_20_Link"><text:span text:style-name="T23">if="line.x_status=='5.1'"</text:span></text:a></text:p>
            <text:p text:style-name="P41">Short Leave</text:p>
            <text:p text:style-name="P34"><text:a xlink:type="simple" xlink:href="py3o:///if" text:style-name="Internet_20_link" text:visited-style-name="Visited_20_Internet_20_Link"><text:span text:style-name="T21">/if</text:span></text:a></text:p>
            <text:p text:style-name="P33"><text:a xlink:type="simple" xlink:href="py3o://if=%22line.x_status=='6'%22" text:style-name="Internet_20_link" text:visited-style-name="Visited_20_Internet_20_Link"><text:span text:style-name="T23">if="line.x_status=='6'"</text:span></text:a></text:p>
            <text:p text:style-name="P39">Leave</text:p>
            <text:p text:style-name="P33"><text:a xlink:type="simple" xlink:href="py3o:///if" text:style-name="Internet_20_link" text:visited-style-name="Visited_20_Internet_20_Link"><text:span text:style-name="T19">/if</text:span></text:a></text:p>
            <text:p text:style-name="P33"><text:a xlink:type="simple" xlink:href="py3o://if=%22line.x_status=='13'%22" text:style-name="Internet_20_link" text:visited-style-name="Visited_20_Internet_20_Link"><text:span text:style-name="T23">if="line.x_status=='13'"</text:span></text:a></text:p>
            <text:p text:style-name="P33"><text:span text:style-name="T26">Off day</text:span></text:p>
            <text:p text:style-name="P33"><text:a xlink:type="simple" xlink:href="py3o:///if" text:style-name="Internet_20_link" text:visited-style-name="Visited_20_Internet_20_Link"><text:span text:style-name="T26">/if</text:span></text:a></text:p>
            <text:p text:style-name="P36"/>
          </table:table-cell>
        </table:table-row>
        <table:table-row table:style-name="TableLine2674632359584">
          <table:table-cell table:style-name="Table1.A2" table:number-columns-spanned="11" office:value-type="string">
            <text:p text:style-name="Table_20_Contents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tab/><text:tab/><text:tab/></text:p>
      <text:p text:style-name="P6"/>
      <text:p text:style-name="P6"/>
      <text:p text:style-name="P6"/>
      <text:p text:style-name="P16">Sign By :<text:tab/><text:tab/><text:tab/><text:tab/><text:tab/><text:tab/><text:tab/><text:tab/><text:tab/><text:tab/><text:tab/><text:span text:style-name="T13">Authorized By 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MP1" style:family="paragraph" style:parent-style-name="Standard">
      <style:text-properties style:font-name="Times New Roman" fo:font-size="6pt" fo:font-weight="bold" officeooo:rsid="01a518d1" officeooo:paragraph-rsid="01b5243c" style:font-size-asian="6pt" style:font-weight-asian="bold" style:font-size-complex="6pt" style:font-weight-complex="bold"/>
    </style:style>
    <style:style style:name="MP2" style:family="paragraph" style:parent-style-name="Standard">
      <style:text-properties fo:color="#2a6099" loext:opacity="100%" style:font-name="Cambria" fo:font-size="15pt" fo:font-weight="bold" officeooo:rsid="01dd4983" officeooo:paragraph-rsid="01dd4983" style:font-size-asian="15pt" style:font-weight-asian="bold" style:font-size-complex="15pt" style:font-weight-complex="bold"/>
    </style:style>
    <style:style style:name="MP3" style:family="paragraph" style:parent-style-name="Standard">
      <style:text-properties fo:color="#2a6099" loext:opacity="100%" style:font-name="Cambria" fo:font-size="11pt" fo:font-weight="bold" officeooo:rsid="01dd4983" officeooo:paragraph-rsid="01dd4983" style:font-size-asian="11pt" style:font-weight-asian="bold" style:font-size-complex="11pt" style:font-weight-complex="bold"/>
    </style:style>
    <style:style style:name="MP4" style:family="paragraph" style:parent-style-name="Standard">
      <style:text-properties fo:color="#2a6099" loext:opacity="100%" style:font-name="Cambria" fo:font-size="12pt" fo:font-weight="bold" officeooo:rsid="01dd4983" officeooo:paragraph-rsid="01dd4983" style:font-size-asian="10.5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098in" fo:margin-bottom="0.3575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146in" fo:margin-left="0in" fo:margin-right="0in" fo:margin-bottom="0.0783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6.5583in" svg:y="-0.4311in" svg:width="1.1244in" svg:height="1.0535in" draw:z-index="0"><draw:image xlink:href="Pictures/10000000000000EF000000E080FAB9228CF2C08D.png" xlink:type="simple" xlink:show="embed" xlink:actuate="onLoad" draw:mime-type="image/png"/></draw:frame></text:p>
        <text:p text:style-name="MP2">ZS KNITWEAR</text:p>
        <text:p text:style-name="MP3">20-KM FEROZPUR Road, LAHORE</text:p>
        <text:p text:style-name="MP4"><text:s text:c="43"/>Attendance Repo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1-07-15T15:30:42.439000000</dc:date>
    <meta:editing-duration>P7DT4H14M13S</meta:editing-duration>
    <meta:editing-cycles>473</meta:editing-cycles>
    <meta:generator>LibreOffice/7.1.4.2$Windows_X86_64 LibreOffice_project/a529a4fab45b75fefc5b6226684193eb000654f6</meta:generator>
    <meta:document-statistic meta:table-count="2" meta:image-count="1" meta:object-count="0" meta:page-count="1" meta:paragraph-count="67" meta:word-count="96" meta:character-count="948" meta:non-whitespace-character-count="830"/>
  </office:meta>
</office:document-meta>
</file>